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end" style:justify-single-word="false"/>
      <style:text-properties officeooo:rsid="0010e197" officeooo:paragraph-rsid="0010e197"/>
    </style:style>
    <style:style style:name="P2" style:family="paragraph" style:parent-style-name="Header">
      <style:paragraph-properties fo:text-align="end" style:justify-single-word="false"/>
      <style:text-properties officeooo:rsid="00129f89" officeooo:paragraph-rsid="00129f89"/>
    </style:style>
    <style:style style:name="P3" style:family="paragraph" style:parent-style-name="Standard">
      <style:paragraph-properties fo:text-align="center" style:justify-single-word="false"/>
      <style:text-properties fo:font-weight="bold" officeooo:rsid="000ae21c" officeooo:paragraph-rsid="000ae21c" style:font-weight-asian="bold" style:font-weight-complex="bold"/>
    </style:style>
    <style:style style:name="P4" style:family="paragraph" style:parent-style-name="Standard">
      <style:paragraph-properties fo:text-align="center" style:justify-single-word="false"/>
      <style:text-properties fo:font-size="18pt" fo:font-weight="bold" officeooo:rsid="000ae21c" officeooo:paragraph-rsid="000ae21c" style:font-size-asian="15.75pt" style:font-weight-asian="bold" style:font-size-complex="18pt" style:font-weight-complex="bold"/>
    </style:style>
    <style:style style:name="P5" style:family="paragraph" style:parent-style-name="Standard">
      <style:paragraph-properties fo:text-align="center" style:justify-single-word="false"/>
      <style:text-properties fo:font-weight="normal" officeooo:rsid="000b808e" officeooo:paragraph-rsid="000b808e" style:font-weight-asian="normal" style:font-weight-complex="normal"/>
    </style:style>
    <style:style style:name="P6" style:family="paragraph" style:parent-style-name="Standard">
      <style:paragraph-properties fo:margin-left="0.3cm" fo:margin-right="0.3cm" fo:margin-top="0cm" fo:margin-bottom="0.3cm" style:contextual-spacing="false" fo:line-height="150%" fo:text-align="justify" style:justify-single-word="false" fo:text-indent="0cm" style:auto-text-indent="false"/>
      <style:text-properties fo:font-weight="normal" officeooo:rsid="000b808e" officeooo:paragraph-rsid="000d86d8" style:font-weight-asian="normal" style:font-weight-complex="normal"/>
    </style:style>
    <style:style style:name="P7" style:family="paragraph" style:parent-style-name="Standard">
      <style:paragraph-properties fo:margin-left="0.3cm" fo:margin-right="0.3cm" fo:margin-top="0cm" fo:margin-bottom="0.3cm" style:contextual-spacing="false" fo:line-height="150%" fo:text-align="justify" style:justify-single-word="false" fo:text-indent="0cm" style:auto-text-indent="false"/>
      <style:text-properties fo:font-weight="bold" officeooo:rsid="000d86d8" officeooo:paragraph-rsid="000d86d8" style:font-weight-asian="bold" style:font-weight-complex="bold"/>
    </style:style>
    <style:style style:name="P8" style:family="paragraph" style:parent-style-name="Standard">
      <style:paragraph-properties fo:margin-left="0.3cm" fo:margin-right="0.3cm" fo:margin-top="0cm" fo:margin-bottom="0.3cm" style:contextual-spacing="false" fo:line-height="150%" fo:text-align="justify" style:justify-single-word="false" fo:text-indent="0cm" style:auto-text-indent="false"/>
      <style:text-properties fo:font-weight="bold" officeooo:rsid="000e02d4" officeooo:paragraph-rsid="000e02d4" style:font-weight-asian="bold" style:font-weight-complex="bold"/>
    </style:style>
    <style:style style:name="P9" style:family="paragraph" style:parent-style-name="Standard">
      <style:paragraph-properties fo:margin-left="0.3cm" fo:margin-right="0.3cm" fo:margin-top="0cm" fo:margin-bottom="0.3cm" style:contextual-spacing="false" fo:line-height="150%" fo:text-align="justify" style:justify-single-word="false" fo:text-indent="0cm" style:auto-text-indent="false"/>
      <style:text-properties fo:font-weight="bold" officeooo:rsid="000f8753" officeooo:paragraph-rsid="000f8753" style:font-weight-asian="bold" style:font-weight-complex="bold"/>
    </style:style>
    <style:style style:name="T1" style:family="text">
      <style:text-properties fo:font-style="italic" style:font-style-asian="italic" style:font-style-complex="italic"/>
    </style:style>
    <style:style style:name="T2" style:family="text">
      <style:text-properties officeooo:rsid="000ccdc9"/>
    </style:style>
    <style:style style:name="T3" style:family="text">
      <style:text-properties fo:font-weight="normal" style:font-weight-asian="normal" style:font-weight-complex="normal"/>
    </style:style>
    <style:style style:name="T4" style:family="text">
      <style:text-properties fo:font-weight="normal" officeooo:rsid="000e02d4" style:font-weight-asian="normal" style:font-weight-complex="normal"/>
    </style:style>
    <style:style style:name="T5" style:family="text">
      <style:text-properties fo:font-weight="normal" officeooo:rsid="000f8753" style:font-weight-asian="normal" style:font-weight-complex="normal"/>
    </style:style>
    <style:style style:name="T6" style:family="text">
      <style:text-properties fo:font-weight="normal" officeooo:rsid="00130ff2" style:font-weight-asian="normal" style:font-weight-complex="normal"/>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GameBuilder | Project</text:p>
      <text:p text:style-name="P3"/>
      <text:p text:style-name="P3">Requerimientos de software</text:p>
      <text:p text:style-name="P3"/>
      <text:p text:style-name="P5">Cristian Rivera López</text:p>
      <text:p text:style-name="P3"/>
      <text:section text:style-name="Sect1" text:name="Sección1">
        <text:p text:style-name="P6">El proyecto de GameBuilder tuvo sus primeros inicios entre los meses junio-agosto del año 2013, aun así no había sido contado como un proyecto en ese entonces, nació como una simple idea, un programa que creara mapas <text:s/>de un juego <text:span text:style-name="T1">sidescroll</text:span> y este mapa se albergara en un archivo XML ahora el proyecto tiene como propósito algo mas elaborado, consiste en proporcionar herramientas que colaboren a la creación de videojuegos tipo <text:span text:style-name="T1">sidescroll</text:span> para usuarios de nivel programación medio en java.</text:p>
        <text:p text:style-name="P6">Lo pueden usar usuarios de Linux, Mac y Windows, compactado en una aplicación con extensión “jar”. La aplicación contiene un <text:span text:style-name="T2">creador de mapas en el cual se usan tantas capas como se quieren, se colocan objeto que pueden o no interactuar, también tiene un creador de objetos el cual crea el objeto en XML, creador de entes, con la capacidad de crear los algoritmos de ataque, movimiento, defensa a nivel de interfaz gráfica, además contiene un kernel que puede leer los productos creados, emularlos y pueda ser utilizado en muchos otros proyectos. Los anteriores se analizarán por separado seguidamente:</text:span></text:p>
        <text:p text:style-name="P7">SideScroll MapMaker: <text:span text:style-name="T3">Crea mapas de una partida, </text:span><text:span text:style-name="T4">colocando objetos creado en las siguientes clasificaciones: </text:span><text:span text:style-name="T6">solidos</text:span><text:span text:style-name="T4">, transportadores, entes (también permite colocarlos </text:span><text:span text:style-name="T6">en un lugar deseado</text:span><text:span text:style-name="T4">, eliminarlos, etc)</text:span><text:span text:style-name="T3">, </text:span><text:span text:style-name="T4">punto inicial y puntos de guardado, </text:span><text:span text:style-name="T6">final del mapa “meta” e </text:span><text:span text:style-name="T4">interactivos</text:span><text:span text:style-name="T6"> los anteriores se escriben en xml y son leídos y ejecutados tales son las instrucciones del programa</text:span><text:span text:style-name="T4">. El mapa</text:span><text:span text:style-name="T3"> puede probarse.</text:span></text:p>
        <text:p text:style-name="P8">ObjetsMaker: <text:span text:style-name="T3"><text:s/>Crea objetos de las siguientes clasificaciones: Objeto de mapa (objetos que interactúan o no en el mapa), objeto de ente (objetos que puede usar un </text:span><text:span text:style-name="T5">ente enemigo o el personaje mismo</text:span><text:span text:style-name="T3">); </text:span><text:span text:style-name="T5">los objetos de ente además se clasifican en armas, interactivos (deben programarse) y curadores.</text:span></text:p>
        <text:p text:style-name="P9">EntityMaker: <text:span text:style-name="T3">Crea entes enemigos o personajes, con esta aplicación pueden manejarse los sprites de ataque, añadirse o quitarse ataques, dar objeto, añadir condiciones de ataque, guardar los cambios por aparte o sobre escribirlos, entre otras idea secundarias. </text:span></text:p>
        <text:p text:style-name="P9">Kernel: <text:span text:style-name="T6">Es el corazón del proyecto</text:span><text:span text:style-name="T3"> </text:span><text:span text:style-name="T6">el k</text:span><text:span text:style-name="T3">ernel </text:span><text:span text:style-name="T6">es la base del programa ya que tiene que tomar </text:span><text:soft-page-break/><text:span text:style-name="T6">cada mapa, objeto, ente, entre otros en xml renderizarlos y actualizarlos. También puede verse como el responsable</text:span><text:span text:style-name="T3"> de pintar los objeto en pantalla, cargar los menús que el programador indica, los objeto, mapas, conversaciones, etc. por otro lado dentro del proyecto GameBuilder tiene la tarea de emular cada uno de los objeto cuando se deba, por ejemplo emulación de ataque con o sin enemigo.</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C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C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10e197" officeooo:paragraph-rsid="0010e197"/>
    </style:style>
    <style:style style:name="MP2" style:family="paragraph" style:parent-style-name="Header">
      <style:paragraph-properties fo:text-align="end" style:justify-single-word="false"/>
      <style:text-properties officeooo:rsid="00129f89" officeooo:paragraph-rsid="00129f89"/>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GameBuilder | Project</text:p>
        <text:p text:style-name="MP2">Versión 1.0 del documento</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ristian </meta:initial-creator>
    <meta:creation-date>2013-12-26T18:11:37.920512608</meta:creation-date>
    <dc:date>2014-09-13T16:48:19.977984177</dc:date>
    <meta:editing-duration>PT1H24M2S</meta:editing-duration>
    <meta:editing-cycles>4</meta:editing-cycles>
    <meta:generator>LibreOffice/4.2.6.3$Linux_x86 LibreOffice_project/420m0$Build-3</meta:generator>
    <meta:document-statistic meta:table-count="0" meta:image-count="0" meta:object-count="0" meta:page-count="2" meta:paragraph-count="11" meta:word-count="419" meta:character-count="2651" meta:non-whitespace-character-count="2240"/>
  </office:meta>
</office:document-meta>
</file>